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5.81pt"/>
    </style:style>
    <style:style style:name="co2" style:family="table-column">
      <style:table-column-properties fo:break-before="auto" style:column-width="161.55pt"/>
    </style:style>
    <style:style style:name="co3" style:family="table-column">
      <style:table-column-properties fo:break-before="auto" style:column-width="35.21pt"/>
    </style:style>
    <style:style style:name="co4" style:family="table-column">
      <style:table-column-properties fo:break-before="auto" style:column-width="29.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olutions" table:style-name="ta1">
        <table:shapes>
          <draw:frame draw:z-index="0" draw:style-name="gr1" draw:text-style-name="P1" svg:width="453.4pt" svg:height="329.47pt" svg:x="634.31pt" svg:y="37.47pt">
            <draw:object draw:notify-on-update-of-ranges="solutions.E4:solutions.E29 solutions.I3:solutions.I3 solutions.I4:solutions.I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635.36pt" svg:y="400.11pt">
            <draw:object draw:notify-on-update-of-ranges="solutions.E4:solutions.E29 solutions.H4:solutions.H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5],[6,7,8],[]] <text:s text:c="3"/>Moves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5],[6,8,7],[]] <text:s text:c="3"/>Moves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5],[7,6,8],[]] <text:s text:c="3"/>Moves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um Count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Freq</text:p>
          </table:table-cell>
          <table:table-cell table:style-name="ce1" office:value-type="string" calcext:value-type="string">
            <text:p>Cum Freq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5],[7,8,6],[]] <text:s text:c="3"/>Moves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table:formula="of:=FREQUENCY([.$C$1:.$C$40320]; [.E4])" office:value-type="float" office:value="1" calcext:value-type="float">
            <text:p>1</text:p>
          </table:table-cell>
          <table:table-cell table:style-name="ce1" table:formula="of:=[.F4]" office:value-type="float" office:value="1" calcext:value-type="float">
            <text:p>1</text:p>
          </table:table-cell>
          <table:table-cell table:style-name="ce2" table:formula="of:=[.G4]/[.$F$29]" office:value-type="float" office:value="0.001" calcext:value-type="float">
            <text:p>0.0010</text:p>
          </table:table-cell>
          <table:table-cell table:style-name="ce2" table:formula="of:=[.F4]/[.$F$29]" office:value-type="float" office:value="0.001" calcext:value-type="float">
            <text:p>0.001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5],[8,6,7],[]] <text:s text:c="3"/>Moves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table:formula="of:=FREQUENCY([.$C$1:.$C$40320]; [.E5])" office:value-type="float" office:value="1" calcext:value-type="float">
            <text:p>1</text:p>
          </table:table-cell>
          <table:table-cell table:style-name="ce1" table:formula="of:=[.F5]-[.F4]" office:value-type="float" office:value="0" calcext:value-type="float">
            <text:p>0</text:p>
          </table:table-cell>
          <table:table-cell table:style-name="ce2" table:formula="of:=[.G5]/[.$F$29]" office:value-type="float" office:value="0" calcext:value-type="float">
            <text:p>0.0000</text:p>
          </table:table-cell>
          <table:table-cell table:style-name="ce2" table:formula="of:=[.F5]/[.$F$29]" office:value-type="float" office:value="0.001" calcext:value-type="float">
            <text:p>0.001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5],[8,7,6],[]] <text:s text:c="3"/>Moves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table:formula="of:=FREQUENCY([.$C$1:.$C$40320]; [.E6])" office:value-type="float" office:value="1" calcext:value-type="float">
            <text:p>1</text:p>
          </table:table-cell>
          <table:table-cell table:style-name="ce1" table:formula="of:=[.F6]-[.F5]" office:value-type="float" office:value="0" calcext:value-type="float">
            <text:p>0</text:p>
          </table:table-cell>
          <table:table-cell table:style-name="ce2" table:formula="of:=[.G6]/[.$F$29]" office:value-type="float" office:value="0" calcext:value-type="float">
            <text:p>0.0000</text:p>
          </table:table-cell>
          <table:table-cell table:style-name="ce2" table:formula="of:=[.F6]/[.$F$29]" office:value-type="float" office:value="0.001" calcext:value-type="float">
            <text:p>0.001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6],[5,7,8],[]] <text:s text:c="3"/>Moves</text:p>
          </table:table-cell>
          <table:table-cell office:value-type="float" office:value="9" calcext:value-type="float">
            <text:p>9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table:formula="of:=FREQUENCY([.$C$1:.$C$40320]; [.E7])" office:value-type="float" office:value="1" calcext:value-type="float">
            <text:p>1</text:p>
          </table:table-cell>
          <table:table-cell table:style-name="ce1" table:formula="of:=[.F7]-[.F6]" office:value-type="float" office:value="0" calcext:value-type="float">
            <text:p>0</text:p>
          </table:table-cell>
          <table:table-cell table:style-name="ce2" table:formula="of:=[.G7]/[.$F$29]" office:value-type="float" office:value="0" calcext:value-type="float">
            <text:p>0.0000</text:p>
          </table:table-cell>
          <table:table-cell table:style-name="ce2" table:formula="of:=[.F7]/[.$F$29]" office:value-type="float" office:value="0.001" calcext:value-type="float">
            <text:p>0.001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6],[5,8,7],[]] <text:s text:c="3"/>Moves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table:formula="of:=FREQUENCY([.$C$1:.$C$40320]; [.E8])" office:value-type="float" office:value="1" calcext:value-type="float">
            <text:p>1</text:p>
          </table:table-cell>
          <table:table-cell table:style-name="ce1" table:formula="of:=[.F8]-[.F7]" office:value-type="float" office:value="0" calcext:value-type="float">
            <text:p>0</text:p>
          </table:table-cell>
          <table:table-cell table:style-name="ce2" table:formula="of:=[.G8]/[.$F$29]" office:value-type="float" office:value="0" calcext:value-type="float">
            <text:p>0.0000</text:p>
          </table:table-cell>
          <table:table-cell table:style-name="ce2" table:formula="of:=[.F8]/[.$F$29]" office:value-type="float" office:value="0.001" calcext:value-type="float">
            <text:p>0.001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6],[7,5,8],[]] <text:s text:c="3"/>Moves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table:formula="of:=FREQUENCY([.$C$1:.$C$40320]; [.E9])" office:value-type="float" office:value="6" calcext:value-type="float">
            <text:p>6</text:p>
          </table:table-cell>
          <table:table-cell table:style-name="ce1" table:formula="of:=[.F9]-[.F8]" office:value-type="float" office:value="5" calcext:value-type="float">
            <text:p>5</text:p>
          </table:table-cell>
          <table:table-cell table:style-name="ce2" table:formula="of:=[.G9]/[.$F$29]" office:value-type="float" office:value="0.005" calcext:value-type="float">
            <text:p>0.0050</text:p>
          </table:table-cell>
          <table:table-cell table:style-name="ce2" table:formula="of:=[.F9]/[.$F$29]" office:value-type="float" office:value="0.006" calcext:value-type="float">
            <text:p>0.006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6],[7,8,5],[]] <text:s text:c="3"/>Moves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table:formula="of:=FREQUENCY([.$C$1:.$C$40320]; [.E10])" office:value-type="float" office:value="6" calcext:value-type="float">
            <text:p>6</text:p>
          </table:table-cell>
          <table:table-cell table:style-name="ce1" table:formula="of:=[.F10]-[.F9]" office:value-type="float" office:value="0" calcext:value-type="float">
            <text:p>0</text:p>
          </table:table-cell>
          <table:table-cell table:style-name="ce2" table:formula="of:=[.G10]/[.$F$29]" office:value-type="float" office:value="0" calcext:value-type="float">
            <text:p>0.0000</text:p>
          </table:table-cell>
          <table:table-cell table:style-name="ce2" table:formula="of:=[.F10]/[.$F$29]" office:value-type="float" office:value="0.006" calcext:value-type="float">
            <text:p>0.006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6],[8,5,7],[]] <text:s text:c="3"/>Moves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table:formula="of:=FREQUENCY([.$C$1:.$C$40320]; [.E11])" office:value-type="float" office:value="9" calcext:value-type="float">
            <text:p>9</text:p>
          </table:table-cell>
          <table:table-cell table:style-name="ce1" table:formula="of:=[.F11]-[.F10]" office:value-type="float" office:value="3" calcext:value-type="float">
            <text:p>3</text:p>
          </table:table-cell>
          <table:table-cell table:style-name="ce2" table:formula="of:=[.G11]/[.$F$29]" office:value-type="float" office:value="0.003" calcext:value-type="float">
            <text:p>0.0030</text:p>
          </table:table-cell>
          <table:table-cell table:style-name="ce2" table:formula="of:=[.F11]/[.$F$29]" office:value-type="float" office:value="0.009" calcext:value-type="float">
            <text:p>0.009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6],[8,7,5],[]] <text:s text:c="3"/>Moves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table:formula="of:=FREQUENCY([.$C$1:.$C$40320]; [.E12])" office:value-type="float" office:value="18" calcext:value-type="float">
            <text:p>18</text:p>
          </table:table-cell>
          <table:table-cell table:style-name="ce1" table:formula="of:=[.F12]-[.F11]" office:value-type="float" office:value="9" calcext:value-type="float">
            <text:p>9</text:p>
          </table:table-cell>
          <table:table-cell table:style-name="ce2" table:formula="of:=[.G12]/[.$F$29]" office:value-type="float" office:value="0.009" calcext:value-type="float">
            <text:p>0.0090</text:p>
          </table:table-cell>
          <table:table-cell table:style-name="ce2" table:formula="of:=[.F12]/[.$F$29]" office:value-type="float" office:value="0.018" calcext:value-type="float">
            <text:p>0.018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7],[5,6,8],[]] <text:s text:c="3"/>Moves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table:formula="of:=FREQUENCY([.$C$1:.$C$40320]; [.E13])" office:value-type="float" office:value="32" calcext:value-type="float">
            <text:p>32</text:p>
          </table:table-cell>
          <table:table-cell table:style-name="ce1" table:formula="of:=[.F13]-[.F12]" office:value-type="float" office:value="14" calcext:value-type="float">
            <text:p>14</text:p>
          </table:table-cell>
          <table:table-cell table:style-name="ce2" table:formula="of:=[.G13]/[.$F$29]" office:value-type="float" office:value="0.014" calcext:value-type="float">
            <text:p>0.0140</text:p>
          </table:table-cell>
          <table:table-cell table:style-name="ce2" table:formula="of:=[.F13]/[.$F$29]" office:value-type="float" office:value="0.032" calcext:value-type="float">
            <text:p>0.032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7],[5,8,6],[]] <text:s text:c="3"/>Moves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table:formula="of:=FREQUENCY([.$C$1:.$C$40320]; [.E14])" office:value-type="float" office:value="59" calcext:value-type="float">
            <text:p>59</text:p>
          </table:table-cell>
          <table:table-cell table:style-name="ce1" table:formula="of:=[.F14]-[.F13]" office:value-type="float" office:value="27" calcext:value-type="float">
            <text:p>27</text:p>
          </table:table-cell>
          <table:table-cell table:style-name="ce2" table:formula="of:=[.G14]/[.$F$29]" office:value-type="float" office:value="0.027" calcext:value-type="float">
            <text:p>0.0270</text:p>
          </table:table-cell>
          <table:table-cell table:style-name="ce2" table:formula="of:=[.F14]/[.$F$29]" office:value-type="float" office:value="0.059" calcext:value-type="float">
            <text:p>0.059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7],[6,5,8],[]] <text:s text:c="3"/>Moves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" table:formula="of:=FREQUENCY([.$C$1:.$C$40320]; [.E15])" office:value-type="float" office:value="126" calcext:value-type="float">
            <text:p>126</text:p>
          </table:table-cell>
          <table:table-cell table:style-name="ce1" table:formula="of:=[.F15]-[.F14]" office:value-type="float" office:value="67" calcext:value-type="float">
            <text:p>67</text:p>
          </table:table-cell>
          <table:table-cell table:style-name="ce2" table:formula="of:=[.G15]/[.$F$29]" office:value-type="float" office:value="0.067" calcext:value-type="float">
            <text:p>0.0670</text:p>
          </table:table-cell>
          <table:table-cell table:style-name="ce2" table:formula="of:=[.F15]/[.$F$29]" office:value-type="float" office:value="0.126" calcext:value-type="float">
            <text:p>0.126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7],[6,8,5],[]] <text:s text:c="3"/>Moves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1" table:formula="of:=FREQUENCY([.$C$1:.$C$40320]; [.E16])" office:value-type="float" office:value="205" calcext:value-type="float">
            <text:p>205</text:p>
          </table:table-cell>
          <table:table-cell table:style-name="ce1" table:formula="of:=[.F16]-[.F15]" office:value-type="float" office:value="79" calcext:value-type="float">
            <text:p>79</text:p>
          </table:table-cell>
          <table:table-cell table:style-name="ce2" table:formula="of:=[.G16]/[.$F$29]" office:value-type="float" office:value="0.079" calcext:value-type="float">
            <text:p>0.0790</text:p>
          </table:table-cell>
          <table:table-cell table:style-name="ce2" table:formula="of:=[.F16]/[.$F$29]" office:value-type="float" office:value="0.205" calcext:value-type="float">
            <text:p>0.205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7],[8,5,6],[]] <text:s text:c="3"/>Moves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table:formula="of:=FREQUENCY([.$C$1:.$C$40320]; [.E17])" office:value-type="float" office:value="304" calcext:value-type="float">
            <text:p>304</text:p>
          </table:table-cell>
          <table:table-cell table:style-name="ce1" table:formula="of:=[.F17]-[.F16]" office:value-type="float" office:value="99" calcext:value-type="float">
            <text:p>99</text:p>
          </table:table-cell>
          <table:table-cell table:style-name="ce2" table:formula="of:=[.G17]/[.$F$29]" office:value-type="float" office:value="0.099" calcext:value-type="float">
            <text:p>0.0990</text:p>
          </table:table-cell>
          <table:table-cell table:style-name="ce2" table:formula="of:=[.F17]/[.$F$29]" office:value-type="float" office:value="0.304" calcext:value-type="float">
            <text:p>0.304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7],[8,6,5],[]] <text:s text:c="3"/>Moves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table:style-name="ce1" table:formula="of:=FREQUENCY([.$C$1:.$C$40320]; [.E18])" office:value-type="float" office:value="453" calcext:value-type="float">
            <text:p>453</text:p>
          </table:table-cell>
          <table:table-cell table:style-name="ce1" table:formula="of:=[.F18]-[.F17]" office:value-type="float" office:value="149" calcext:value-type="float">
            <text:p>149</text:p>
          </table:table-cell>
          <table:table-cell table:style-name="ce2" table:formula="of:=[.G18]/[.$F$29]" office:value-type="float" office:value="0.149" calcext:value-type="float">
            <text:p>0.1490</text:p>
          </table:table-cell>
          <table:table-cell table:style-name="ce2" table:formula="of:=[.F18]/[.$F$29]" office:value-type="float" office:value="0.453" calcext:value-type="float">
            <text:p>0.453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8],[5,6,7],[]] <text:s text:c="3"/>Moves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1" table:formula="of:=FREQUENCY([.$C$1:.$C$40320]; [.E19])" office:value-type="float" office:value="611" calcext:value-type="float">
            <text:p>611</text:p>
          </table:table-cell>
          <table:table-cell table:style-name="ce1" table:formula="of:=[.F19]-[.F18]" office:value-type="float" office:value="158" calcext:value-type="float">
            <text:p>158</text:p>
          </table:table-cell>
          <table:table-cell table:style-name="ce2" table:formula="of:=[.G19]/[.$F$29]" office:value-type="float" office:value="0.158" calcext:value-type="float">
            <text:p>0.1580</text:p>
          </table:table-cell>
          <table:table-cell table:style-name="ce2" table:formula="of:=[.F19]/[.$F$29]" office:value-type="float" office:value="0.611" calcext:value-type="float">
            <text:p>0.611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8],[5,7,6],[]] <text:s text:c="3"/>Moves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style-name="ce1" table:formula="of:=FREQUENCY([.$C$1:.$C$40320]; [.E20])" office:value-type="float" office:value="734" calcext:value-type="float">
            <text:p>734</text:p>
          </table:table-cell>
          <table:table-cell table:style-name="ce1" table:formula="of:=[.F20]-[.F19]" office:value-type="float" office:value="123" calcext:value-type="float">
            <text:p>123</text:p>
          </table:table-cell>
          <table:table-cell table:style-name="ce2" table:formula="of:=[.G20]/[.$F$29]" office:value-type="float" office:value="0.123" calcext:value-type="float">
            <text:p>0.1230</text:p>
          </table:table-cell>
          <table:table-cell table:style-name="ce2" table:formula="of:=[.F20]/[.$F$29]" office:value-type="float" office:value="0.734" calcext:value-type="float">
            <text:p>0.734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8],[6,5,7],[]] <text:s text:c="3"/>Moves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office:value-type="float" office:value="17" calcext:value-type="float">
            <text:p>17</text:p>
          </table:table-cell>
          <table:table-cell table:style-name="ce1" table:formula="of:=FREQUENCY([.$C$1:.$C$40320]; [.E21])" office:value-type="float" office:value="873" calcext:value-type="float">
            <text:p>873</text:p>
          </table:table-cell>
          <table:table-cell table:style-name="ce1" table:formula="of:=[.F21]-[.F20]" office:value-type="float" office:value="139" calcext:value-type="float">
            <text:p>139</text:p>
          </table:table-cell>
          <table:table-cell table:style-name="ce2" table:formula="of:=[.G21]/[.$F$29]" office:value-type="float" office:value="0.139" calcext:value-type="float">
            <text:p>0.1390</text:p>
          </table:table-cell>
          <table:table-cell table:style-name="ce2" table:formula="of:=[.F21]/[.$F$29]" office:value-type="float" office:value="0.873" calcext:value-type="float">
            <text:p>0.873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8],[6,7,5],[]] <text:s text:c="3"/>Moves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" office:value-type="float" office:value="18" calcext:value-type="float">
            <text:p>18</text:p>
          </table:table-cell>
          <table:table-cell table:style-name="ce1" table:formula="of:=FREQUENCY([.$C$1:.$C$40320]; [.E22])" office:value-type="float" office:value="932" calcext:value-type="float">
            <text:p>932</text:p>
          </table:table-cell>
          <table:table-cell table:style-name="ce1" table:formula="of:=[.F22]-[.F21]" office:value-type="float" office:value="59" calcext:value-type="float">
            <text:p>59</text:p>
          </table:table-cell>
          <table:table-cell table:style-name="ce2" table:formula="of:=[.G22]/[.$F$29]" office:value-type="float" office:value="0.059" calcext:value-type="float">
            <text:p>0.0590</text:p>
          </table:table-cell>
          <table:table-cell table:style-name="ce2" table:formula="of:=[.F22]/[.$F$29]" office:value-type="float" office:value="0.932" calcext:value-type="float">
            <text:p>0.932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8],[7,5,6],[]] <text:s text:c="3"/>Moves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table:formula="of:=FREQUENCY([.$C$1:.$C$40320]; [.E23])" office:value-type="float" office:value="982" calcext:value-type="float">
            <text:p>982</text:p>
          </table:table-cell>
          <table:table-cell table:style-name="ce1" table:formula="of:=[.F23]-[.F22]" office:value-type="float" office:value="50" calcext:value-type="float">
            <text:p>50</text:p>
          </table:table-cell>
          <table:table-cell table:style-name="ce2" table:formula="of:=[.G23]/[.$F$29]" office:value-type="float" office:value="0.05" calcext:value-type="float">
            <text:p>0.0500</text:p>
          </table:table-cell>
          <table:table-cell table:style-name="ce2" table:formula="of:=[.F23]/[.$F$29]" office:value-type="float" office:value="0.982" calcext:value-type="float">
            <text:p>0.982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8],[7,6,5],[]] <text:s text:c="3"/>Moves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table:formula="of:=FREQUENCY([.$C$1:.$C$40320]; [.E24])" office:value-type="float" office:value="998" calcext:value-type="float">
            <text:p>998</text:p>
          </table:table-cell>
          <table:table-cell table:style-name="ce1" table:formula="of:=[.F24]-[.F23]" office:value-type="float" office:value="16" calcext:value-type="float">
            <text:p>16</text:p>
          </table:table-cell>
          <table:table-cell table:style-name="ce2" table:formula="of:=[.G24]/[.$F$29]" office:value-type="float" office:value="0.016" calcext:value-type="float">
            <text:p>0.0160</text:p>
          </table:table-cell>
          <table:table-cell table:style-name="ce2" table:formula="of:=[.F24]/[.$F$29]" office:value-type="float" office:value="0.998" calcext:value-type="float">
            <text:p>0.998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4],[6,7,8],[]] <text:s text:c="3"/>Moves</text:p>
          </table:table-cell>
          <table:table-cell office:value-type="float" office:value="9" calcext:value-type="float">
            <text:p>9</text:p>
          </table:table-cell>
          <table:table-cell/>
          <table:table-cell table:style-name="ce1" office:value-type="float" office:value="21" calcext:value-type="float">
            <text:p>21</text:p>
          </table:table-cell>
          <table:table-cell table:style-name="ce1" table:formula="of:=FREQUENCY([.$C$1:.$C$40320]; [.E25])" office:value-type="float" office:value="1000" calcext:value-type="float">
            <text:p>1000</text:p>
          </table:table-cell>
          <table:table-cell table:style-name="ce1" table:formula="of:=[.F25]-[.F24]" office:value-type="float" office:value="2" calcext:value-type="float">
            <text:p>2</text:p>
          </table:table-cell>
          <table:table-cell table:style-name="ce2" table:formula="of:=[.G25]/[.$F$29]" office:value-type="float" office:value="0.002" calcext:value-type="float">
            <text:p>0.0020</text:p>
          </table:table-cell>
          <table:table-cell table:style-name="ce2" table:formula="of:=[.F25]/[.$F$29]" office:value-type="float" office:value="1" calcext:value-type="float">
            <text:p>1.000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4],[6,8,7],[]] <text:s text:c="3"/>Moves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" office:value-type="float" office:value="22" calcext:value-type="float">
            <text:p>22</text:p>
          </table:table-cell>
          <table:table-cell table:style-name="ce1" table:formula="of:=FREQUENCY([.$C$1:.$C$40320]; [.E26])" office:value-type="float" office:value="1000" calcext:value-type="float">
            <text:p>1000</text:p>
          </table:table-cell>
          <table:table-cell table:style-name="ce1" table:formula="of:=[.F26]-[.F25]" office:value-type="float" office:value="0" calcext:value-type="float">
            <text:p>0</text:p>
          </table:table-cell>
          <table:table-cell table:style-name="ce2" table:formula="of:=[.G26]/[.$F$29]" office:value-type="float" office:value="0" calcext:value-type="float">
            <text:p>0.0000</text:p>
          </table:table-cell>
          <table:table-cell table:style-name="ce2" table:formula="of:=[.F26]/[.$F$29]" office:value-type="float" office:value="1" calcext:value-type="float">
            <text:p>1.000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4],[7,6,8],[]] <text:s text:c="3"/>Moves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table:style-name="ce1" table:formula="of:=FREQUENCY([.$C$1:.$C$40320]; [.E27])" office:value-type="float" office:value="1000" calcext:value-type="float">
            <text:p>1000</text:p>
          </table:table-cell>
          <table:table-cell table:style-name="ce1" table:formula="of:=[.F27]-[.F26]" office:value-type="float" office:value="0" calcext:value-type="float">
            <text:p>0</text:p>
          </table:table-cell>
          <table:table-cell table:style-name="ce2" table:formula="of:=[.G27]/[.$F$29]" office:value-type="float" office:value="0" calcext:value-type="float">
            <text:p>0.0000</text:p>
          </table:table-cell>
          <table:table-cell table:style-name="ce2" table:formula="of:=[.F27]/[.$F$29]" office:value-type="float" office:value="1" calcext:value-type="float">
            <text:p>1.000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4],[7,8,6],[]] <text:s text:c="3"/>Moves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" office:value-type="float" office:value="24" calcext:value-type="float">
            <text:p>24</text:p>
          </table:table-cell>
          <table:table-cell table:style-name="ce1" table:formula="of:=FREQUENCY([.$C$1:.$C$40320]; [.E28])" office:value-type="float" office:value="1000" calcext:value-type="float">
            <text:p>1000</text:p>
          </table:table-cell>
          <table:table-cell table:style-name="ce1" table:formula="of:=[.F28]-[.F27]" office:value-type="float" office:value="0" calcext:value-type="float">
            <text:p>0</text:p>
          </table:table-cell>
          <table:table-cell table:style-name="ce2" table:formula="of:=[.G28]/[.$F$29]" office:value-type="float" office:value="0" calcext:value-type="float">
            <text:p>0.0000</text:p>
          </table:table-cell>
          <table:table-cell table:style-name="ce2" table:formula="of:=[.F28]/[.$F$29]" office:value-type="float" office:value="1" calcext:value-type="float">
            <text:p>1.000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4],[8,6,7],[]] <text:s text:c="3"/>Moves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style-name="ce1" table:formula="of:=FREQUENCY([.$C$1:.$C$40320]; [.E29])" office:value-type="float" office:value="1000" calcext:value-type="float">
            <text:p>1000</text:p>
          </table:table-cell>
          <table:table-cell table:style-name="ce1" table:formula="of:=[.F29]-[.F28]" office:value-type="float" office:value="0" calcext:value-type="float">
            <text:p>0</text:p>
          </table:table-cell>
          <table:table-cell table:style-name="ce2" table:formula="of:=[.G29]/[.$F$29]" office:value-type="float" office:value="0" calcext:value-type="float">
            <text:p>0.0000</text:p>
          </table:table-cell>
          <table:table-cell table:style-name="ce2" table:formula="of:=[.F29]/[.$F$29]" office:value-type="float" office:value="1" calcext:value-type="float">
            <text:p>1.000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4],[8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6],[4,7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6],[4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6],[7,4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6],[7,8,4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6],[8,4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6],[8,7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7],[4,6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7],[4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7],[6,4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7],[6,8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7],[8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7],[8,6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8],[4,6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8],[4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8],[6,4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8],[6,7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8],[7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8],[7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4],[5,7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4],[5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4],[7,5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4],[7,8,5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4],[8,5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4],[8,7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5],[4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5],[4,8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5],[7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5],[7,8,4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5],[8,4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5],[8,7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7],[4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7],[4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7],[5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7],[5,8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7],[8,4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7],[8,5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8],[4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8],[4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8],[5,4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8],[5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8],[7,4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8],[7,5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4],[5,6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4],[5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4],[6,5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4],[6,8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4],[8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4],[8,6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5],[4,6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5],[4,8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5],[6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5],[6,8,4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5],[8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5],[8,6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6],[4,5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6],[4,8,5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6],[5,4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6],[5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6],[8,4,5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6],[8,5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8],[4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8],[4,6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8],[5,4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8],[5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8],[6,4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8],[6,5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4],[5,6,7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4],[5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4],[6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4],[6,7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4],[7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4],[7,6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5],[4,6,7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5],[4,7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5],[6,4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5],[6,7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5],[7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5],[7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6],[4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6],[4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6],[5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6],[5,7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6],[7,4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6],[7,5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7],[4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7],[4,6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7],[5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7],[5,6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7],[6,4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7],[6,5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5],[6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5],[6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5],[7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5],[7,8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5],[8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5],[8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6],[5,7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6],[5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6],[7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6],[7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6],[8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6],[8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7],[5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7],[5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7],[6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7],[6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7],[8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7],[8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8],[5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8],[5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8],[6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8],[6,7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8],[7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8],[7,6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3],[6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3],[6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3],[7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3],[7,8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3],[8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3],[8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6],[3,7,8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6],[3,8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6],[7,3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6],[7,8,3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6],[8,3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6],[8,7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7],[3,6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7],[3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7],[6,3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7],[6,8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7],[8,3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7],[8,6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8],[3,6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8],[3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8],[6,3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8],[6,7,3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8],[7,3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8],[7,6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3],[5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3],[5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3],[7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3],[7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3],[8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3],[8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5],[3,7,8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5],[3,8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5],[7,3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5],[7,8,3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5],[8,3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5],[8,7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7],[3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7],[3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7],[5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7],[5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7],[8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7],[8,5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8],[3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8],[3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8],[5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8],[5,7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8],[7,3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8],[7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3],[5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3],[5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3],[6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3],[6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3],[8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3],[8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5],[3,6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5],[3,8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5],[6,3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5],[6,8,3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5],[8,3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5],[8,6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6],[3,5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6],[3,8,5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6],[5,3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6],[5,8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6],[8,3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6],[8,5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8],[3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8],[3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8],[5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8],[5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8],[6,3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8],[6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3],[5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3],[5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3],[6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3],[6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3],[7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3],[7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5],[3,6,7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5],[3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5],[6,3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5],[6,7,3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5],[7,3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5],[7,6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6],[3,5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6],[3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6],[5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6],[5,7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6],[7,3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6],[7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7],[3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7],[3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7],[5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7],[5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7],[6,3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7],[6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4],[6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4],[6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4],[7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4],[7,8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4],[8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4],[8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6],[4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6],[4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6],[7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6],[7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6],[8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6],[8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7],[4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7],[4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7],[6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7],[6,8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7],[8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7],[8,6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8],[4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8],[4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8],[6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8],[6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8],[7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8],[7,6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3],[6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3],[6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3],[7,6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3],[7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3],[8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3],[8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6],[3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6],[3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6],[7,3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6],[7,8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6],[8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6],[8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7],[3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7],[3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7],[6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7],[6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7],[8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7],[8,6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8],[3,6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8],[3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8],[6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8],[6,7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8],[7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8],[7,6,3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3],[4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3],[4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3],[7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3],[7,8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3],[8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3],[8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4],[3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4],[3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4],[7,3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4],[7,8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4],[8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4],[8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7],[3,4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7],[3,8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7],[4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7],[4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7],[8,3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7],[8,4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8],[3,4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8],[3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8],[4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8],[4,7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8],[7,3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8],[7,4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3],[4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3],[4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3],[6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3],[6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3],[8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3],[8,6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4],[3,6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4],[3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4],[6,3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4],[6,8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4],[8,3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4],[8,6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6],[3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6],[3,8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6],[4,3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6],[4,8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6],[8,3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6],[8,4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8],[3,4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8],[3,6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8],[4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8],[4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8],[6,3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8],[6,4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3],[4,6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3],[4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3],[6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3],[6,7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3],[7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3],[7,6,4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4],[3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4],[3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4],[6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4],[6,7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4],[7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4],[7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6],[3,4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6],[3,7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6],[4,3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6],[4,7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6],[7,3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6],[7,4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7],[3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7],[3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7],[4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7],[4,6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7],[6,3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7],[6,4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4],[5,7,8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4],[5,8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4],[7,5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4],[7,8,5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4],[8,5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4],[8,7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5],[4,7,8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5],[4,8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5],[7,4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5],[7,8,4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5],[8,4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5],[8,7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7],[4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7],[4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7],[5,4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7],[5,8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7],[8,4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7],[8,5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8],[4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8],[4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8],[5,4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8],[5,7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8],[7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8],[7,5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3],[5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3],[5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3],[7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3],[7,8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3],[8,5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3],[8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5],[3,7,8],[]] <text:s text:c="3"/>Moves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5],[3,8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5],[7,3,8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5],[7,8,3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5],[8,3,7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5],[8,7,3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7],[3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7],[3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7],[5,3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7],[5,8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7],[8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7],[8,5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8],[3,5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8],[3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8],[5,3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8],[5,7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8],[7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8],[7,5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3],[4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3],[4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3],[7,4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3],[7,8,4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3],[8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3],[8,7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4],[3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4],[3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4],[7,3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4],[7,8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4],[8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4],[8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7],[3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7],[3,8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7],[4,3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7],[4,8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7],[8,3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7],[8,4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8],[3,4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8],[3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8],[4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8],[4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8],[7,3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8],[7,4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3],[4,5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3],[4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3],[5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3],[5,8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3],[8,4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3],[8,5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4],[3,5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4],[3,8,5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4],[5,3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4],[5,8,3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4],[8,3,5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4],[8,5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5],[3,4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5],[3,8,4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5],[4,3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5],[4,8,3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5],[8,3,4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5],[8,4,3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8],[3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8],[3,5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8],[4,3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8],[4,5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8],[5,3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8],[5,4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3],[4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3],[4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3],[5,4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3],[5,7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3],[7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3],[7,5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4],[3,5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4],[3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4],[5,3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4],[5,7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4],[7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4],[7,5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5],[3,4,7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5],[3,7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5],[4,3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5],[4,7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5],[7,3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5],[7,4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7],[3,4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7],[3,5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7],[4,3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7],[4,5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7],[5,3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7],[5,4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4],[5,6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4],[5,8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4],[6,5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4],[6,8,5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4],[8,5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4],[8,6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5],[4,6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5],[4,8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5],[6,4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5],[6,8,4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5],[8,4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5],[8,6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6],[4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6],[4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6],[5,4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6],[5,8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6],[8,4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6],[8,5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8],[4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8],[4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8],[5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8],[5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8],[6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8],[6,5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3],[5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3],[5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3],[6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3],[6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3],[8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3],[8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5],[3,6,8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5],[3,8,6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5],[6,3,8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5],[6,8,3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5],[8,3,6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5],[8,6,3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6],[3,5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6],[3,8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6],[5,3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6],[5,8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6],[8,3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6],[8,5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8],[3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8],[3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8],[5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8],[5,6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8],[6,3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8],[6,5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3],[4,6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3],[4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3],[6,4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3],[6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3],[8,4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3],[8,6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4],[3,6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4],[3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4],[6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4],[6,8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4],[8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4],[8,6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6],[3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6],[3,8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6],[4,3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6],[4,8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6],[8,3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6],[8,4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8],[3,4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8],[3,6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8],[4,3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8],[4,6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8],[6,3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8],[6,4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3],[4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3],[4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3],[5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3],[5,8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3],[8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3],[8,5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4],[3,5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4],[3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4],[5,3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4],[5,8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4],[8,3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4],[8,5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5],[3,4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5],[3,8,4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5],[4,3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5],[4,8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5],[8,3,4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5],[8,4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8],[3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8],[3,5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8],[4,3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8],[4,5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8],[5,3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8],[5,4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3],[4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3],[4,6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3],[5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3],[5,6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3],[6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3],[6,5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4],[3,5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4],[3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4],[5,3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4],[5,6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4],[6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4],[6,5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5],[3,4,6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5],[3,6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5],[4,3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5],[4,6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5],[6,3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5],[6,4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6],[3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6],[3,5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6],[4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6],[4,5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6],[5,3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6],[5,4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4],[5,6,7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4],[5,7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4],[6,5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4],[6,7,5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4],[7,5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4],[7,6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5],[4,6,7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5],[4,7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5],[6,4,7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5],[6,7,4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5],[7,4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5],[7,6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6],[4,5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6],[4,7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6],[5,4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6],[5,7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6],[7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6],[7,5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7],[4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7],[4,6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7],[5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7],[5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7],[6,4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7],[6,5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3],[5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3],[5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3],[6,5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3],[6,7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3],[7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3],[7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5],[3,6,7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5],[3,7,6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5],[6,3,7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5],[6,7,3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5],[7,3,6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5],[7,6,3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6],[3,5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6],[3,7,5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6],[5,3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6],[5,7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6],[7,3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6],[7,5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7],[3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7],[3,6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7],[5,3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7],[5,6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7],[6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7],[6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3],[4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3],[4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3],[6,4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3],[6,7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3],[7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3],[7,6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4],[3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4],[3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4],[6,3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4],[6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4],[7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4],[7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6],[3,4,7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6],[3,7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6],[4,3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6],[4,7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6],[7,3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6],[7,4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7],[3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7],[3,6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7],[4,3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7],[4,6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7],[6,3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7],[6,4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3],[4,5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3],[4,7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3],[5,4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3],[5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3],[7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3],[7,5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4],[3,5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4],[3,7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4],[5,3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4],[5,7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4],[7,3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4],[7,5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5],[3,4,7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5],[3,7,4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5],[4,3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5],[4,7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5],[7,3,4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5],[7,4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7],[3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7],[3,5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7],[4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7],[4,5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7],[5,3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7],[5,4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3],[4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3],[4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3],[5,4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3],[5,6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3],[6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3],[6,5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4],[3,5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4],[3,6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4],[5,3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4],[5,6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4],[6,3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4],[6,5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5],[3,4,6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5],[3,6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5],[4,3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5],[4,6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5],[6,3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5],[6,4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6],[3,4,5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6],[3,5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6],[4,3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6],[4,5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6],[5,3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6],[5,4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5],[6,7,8],[]] <text:s text:c="3"/>Moves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5],[6,8,7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5],[7,6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5],[7,8,6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5],[8,6,7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5],[8,7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6],[5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6],[5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6],[7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6],[7,8,5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6],[8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6],[8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7],[5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7],[5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7],[6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7],[6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7],[8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7],[8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8],[5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8],[5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8],[6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8],[6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8],[7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8],[7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4],[6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4],[6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4],[7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4],[7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4],[8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4],[8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6],[4,7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6],[4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6],[7,4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6],[7,8,4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6],[8,4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6],[8,7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7],[4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7],[4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7],[6,4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7],[6,8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7],[8,4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7],[8,6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8],[4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8],[4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8],[6,4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8],[6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8],[7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8],[7,6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4],[5,7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4],[5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4],[7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4],[7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4],[8,5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4],[8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5],[4,7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5],[4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5],[7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5],[7,8,4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5],[8,4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5],[8,7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7],[4,5,8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7],[4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7],[5,4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7],[5,8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7],[8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7],[8,5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8],[4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8],[4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8],[5,4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8],[5,7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8],[7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8],[7,5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4],[5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4],[5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4],[6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4],[6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4],[8,5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4],[8,6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5],[4,6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5],[4,8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5],[6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5],[6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5],[8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5],[8,6,4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6],[4,5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6],[4,8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6],[5,4,8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6],[5,8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6],[8,4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6],[8,5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8],[4,5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8],[4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8],[5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8],[5,6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8],[6,4,5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8],[6,5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4],[5,6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4],[5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4],[6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4],[6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4],[7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4],[7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5],[4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5],[4,7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5],[6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5],[6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5],[7,4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5],[7,6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6],[4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6],[4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6],[5,4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6],[5,7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6],[7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6],[7,5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7],[4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7],[4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7],[5,4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7],[5,6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7],[6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7],[6,5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5],[6,7,8],[]] <text:s text:c="3"/>Moves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5],[6,8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5],[7,6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5],[7,8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5],[8,6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5],[8,7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6],[5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6],[5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6],[7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6],[7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6],[8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6],[8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7],[5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7],[5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7],[6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7],[6,8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7],[8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7],[8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8],[5,6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8],[5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8],[6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8],[6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8],[7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8],[7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2],[6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2],[6,8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2],[7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2],[7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2],[8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2],[8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6],[2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6],[2,8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6],[7,2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6],[7,8,2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6],[8,2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6],[8,7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7],[2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7],[2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7],[6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7],[6,8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7],[8,2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7],[8,6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8],[2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8],[2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8],[6,2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8],[6,7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8],[7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8],[7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2],[5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2],[5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2],[7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2],[7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2],[8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2],[8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5],[2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5],[2,8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5],[7,2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5],[7,8,2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5],[8,2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5],[8,7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7],[2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7],[2,8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7],[5,2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7],[5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7],[8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7],[8,5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8],[2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8],[2,7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8],[5,2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8],[5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8],[7,2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8],[7,5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2],[5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2],[5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2],[6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2],[6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2],[8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2],[8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5],[2,6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5],[2,8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5],[6,2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5],[6,8,2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5],[8,2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5],[8,6,2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6],[2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6],[2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6],[5,2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6],[5,8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6],[8,2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6],[8,5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8],[2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8],[2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8],[5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8],[5,6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8],[6,2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8],[6,5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2],[5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2],[5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2],[6,5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2],[6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2],[7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2],[7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5],[2,6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5],[2,7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5],[6,2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5],[6,7,2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5],[7,2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5],[7,6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6],[2,5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6],[2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6],[5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6],[5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6],[7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6],[7,5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7],[2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7],[2,6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7],[5,2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7],[5,6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7],[6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7],[6,5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4],[6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4],[6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4],[7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4],[7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4],[8,6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4],[8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6],[4,7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6],[4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6],[7,4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6],[7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6],[8,4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6],[8,7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7],[4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7],[4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7],[6,4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7],[6,8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7],[8,4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7],[8,6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8],[4,6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8],[4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8],[6,4,7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8],[6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8],[7,4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8],[7,6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2],[6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2],[6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2],[7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2],[7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2],[8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2],[8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6],[2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6],[2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6],[7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6],[7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6],[8,2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6],[8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7],[2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7],[2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7],[6,2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7],[6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 table:number-rows-repeated="1047575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9">00/00/0000</text:date>, <text:time style:data-style-name="N2" text:time-value="16:25:42.8073515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3.2.0$Linux_X86_64 LibreOffice_project/30$Build-2</meta:generator>
    <dc:date>2019-11-09T16:27:35.696885018</dc:date>
    <meta:editing-duration>PT16M20S</meta:editing-duration>
    <meta:editing-cycles>3</meta:editing-cycles>
    <meta:document-statistic meta:table-count="1" meta:cell-count="3135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interval-major="0.2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cm" chart:symbol-height="0.2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6cm" svg:height="11.624cm" xlink:href=".." xlink:type="simple" chart:class="chart:line" chart:style-name="ch1">
        <chart:title svg:x="2.848cm" svg:y="0.368cm" chart:style-name="ch2">
          <text:p>Number of Moves for Full Inglenook Sidings Puzzle</text:p>
        </chart:title>
        <chart:plot-area chart:style-name="ch3" table:cell-range-address="solutions.E4:solutions.E29 solutions.I3:solutions.I29" chart:data-source-has-labels="both" svg:x="1.33cm" svg:y="1.379cm" svg:width="14.347cm" svg:height="9.032cm">
          <chartooo:coordinate-region svg:x="2.242cm" svg:y="1.578cm" svg:width="13.248cm" svg:height="8.186cm"/>
          <chart:axis chart:dimension="x" chart:name="primary-x" chart:style-name="ch4" chartooo:axis-type="auto">
            <chartooo:date-scale/>
            <chart:title svg:x="7.969cm" svg:y="10.643cm" chart:style-name="ch5">
              <text:p>Moves</text:p>
            </chart:title>
            <chart:categories table:cell-range-address="solutions.E4:solutions.E29"/>
          </chart:axis>
          <chart:axis chart:dimension="y" chart:name="primary-y" chart:style-name="ch6">
            <chart:title svg:x="0.451cm" svg:y="7.579cm" chart:style-name="ch7">
              <text:p>Cumulative Frequency</text:p>
            </chart:title>
            <chart:grid chart:style-name="ch8" chart:class="major"/>
          </chart:axis>
          <chart:series chart:style-name="ch9" chart:values-cell-range-address="solutions.I4:solutions.I29" chart:label-cell-address="solutions.I3:solutions.I3" chart:class="chart:line"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 Freq</text:p>
                <draw:g>
                  <svg:desc>solutions.I3:solutions.I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olutions.E4:solutions.E29</svg:desc>
                </draw:g>
              </table:table-cell>
              <table:table-cell office:value-type="float" office:value="0.001">
                <text:p>0.001</text:p>
                <draw:g>
                  <svg:desc>solutions.I4:solutions.I2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205">
                <text:p>0.20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04">
                <text:p>0.30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453">
                <text:p>0.45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611">
                <text:p>0.61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873">
                <text:p>0.87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932">
                <text:p>0.93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982">
                <text:p>0.98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98">
                <text:p>0.99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.0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21" number:title="User-defined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olutions.E4:solutions.E29 solutions.H4:solutions.H29" chart:data-source-has-labels="column" svg:x="0.32cm" svg:y="0.18cm" svg:width="15.36cm" svg:height="8.64cm">
          <chartooo:coordinate-region svg:x="1.232cm" svg:y="0.379cm" svg:width="14.448cm" svg:height="7.794cm"/>
          <chart:axis chart:dimension="x" chart:name="primary-x" chart:style-name="ch3" chartooo:axis-type="auto">
            <chartooo:date-scale/>
            <chart:categories table:cell-range-address="solutions.E4:solutions.E2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olutions.H4:solutions.H29" chart:class="chart:bar"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olutions.E4:solutions.E29</svg:desc>
                </draw:g>
              </table:table-cell>
              <table:table-cell office:value-type="float" office:value="0.001">
                <text:p>0.001</text:p>
                <draw:g>
                  <svg:desc>solutions.H4:solutions.H2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67">
                <text:p>0.06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149">
                <text:p>0.14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.0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